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''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M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BG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M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udio/SE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Miss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Arial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 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Map%03d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歩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レイ時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2d:%02d:%02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購入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売却す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め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-----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XP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EXT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装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@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File #{@file_index + 1}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Y/%m/%d %H:%M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v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正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E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*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持っている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+d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戦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逃げ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EVEL UP!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V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N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[OFF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%04d: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ケ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サ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シ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セ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ソ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チ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テ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ト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ナ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ヌ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ネ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ノ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ハ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ヒ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ヘ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マ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ミ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ム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モ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ユ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ヨ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リ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ル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ロ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ワ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ン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ガ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グ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ゲ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ザ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ジ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ズ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ゾ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ダ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ヅ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デ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ド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バ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ビ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ベ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ボ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ピ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プ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ポ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ッ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ヮ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ァ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ィ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ゥ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ェ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ォ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ヴ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Vv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Nn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\\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Cc]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[#{$1}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\[Gg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2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.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\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00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/\[([0-9]+)\]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\n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コモンイベントの呼び出しが上限を超えました。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テータス"</text:p>
          </table:table-cell>
          <table:table-cell table:style-name="ce0"/>
          <table:table-cell table:style-name="ce0"/>
          <table:table-cell table:style-name="ce0" office:value-type="string">
            <text:p>"Status"</text:p>
          </table:table-cell>
          <table:table-cell table:number-columns-repeated="1020"/>
        </table:table-row>
        <table:table-row>
          <table:table-cell table:style-name="ce0" office:value-type="string">
            <text:p>"セーブ"</text:p>
          </table:table-cell>
          <table:table-cell table:style-name="ce0"/>
          <table:table-cell table:style-name="ce0"/>
          <table:table-cell table:style-name="ce0" office:value-type="string">
            <text:p>"Save"</text:p>
          </table:table-cell>
          <table:table-cell table:number-columns-repeated="1020"/>
        </table:table-row>
        <table:table-row>
          <table:table-cell table:style-name="ce0" office:value-type="string">
            <text:p>"ゲーム終了"</text:p>
          </table:table-cell>
          <table:table-cell table:style-name="ce0"/>
          <table:table-cell table:style-name="ce0"/>
          <table:table-cell table:style-name="ce0" office:value-type="string">
            <text:p>"Quit Game"</text:p>
          </table:table-cell>
          <table:table-cell table:number-columns-repeated="1020"/>
        </table:table-row>
        <table:table-row>
          <table:table-cell table:style-name="ce0" office:value-type="string">
            <text:p>"Data/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ニューゲーム"</text:p>
          </table:table-cell>
          <table:table-cell table:style-name="ce0"/>
          <table:table-cell table:style-name="ce0"/>
          <table:table-cell table:style-name="ce0" office:value-type="string">
            <text:p>"New Game"</text:p>
          </table:table-cell>
          <table:table-cell table:number-columns-repeated="1020"/>
        </table:table-row>
        <table:table-row>
          <table:table-cell table:style-name="ce0" office:value-type="string">
            <text:p>"コンティニュー"</text:p>
          </table:table-cell>
          <table:table-cell table:style-name="ce0"/>
          <table:table-cell table:style-name="ce0"/>
          <table:table-cell table:style-name="ce0" office:value-type="string">
            <text:p>"Continue"</text:p>
          </table:table-cell>
          <table:table-cell table:number-columns-repeated="1020"/>
        </table:table-row>
        <table:table-row>
          <table:table-cell table:style-name="ce0" office:value-type="string">
            <text:p>"シャットダウン"</text:p>
          </table:table-cell>
          <table:table-cell table:style-name="ce0"/>
          <table:table-cell table:style-name="ce0"/>
          <table:table-cell table:style-name="ce0" office:value-type="string">
            <text:p>"Shut Down"</text:p>
          </table:table-cell>
          <table:table-cell table:number-columns-repeated="1020"/>
        </table:table-row>
        <table:table-row>
          <table:table-cell table:style-name="ce0" office:value-type="string">
            <text:p>"Save#{i+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ct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lass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kill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Item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Weap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rmor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Enemi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roop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tate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Animation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Tilese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CommonEvents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Data/BT_System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Graphics/Transitions/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【←】or【→】キーでページ切替"</text:p>
          </table:table-cell>
          <table:table-cell table:style-name="ce0"/>
          <table:table-cell table:style-name="ce0"/>
          <table:table-cell table:style-name="ce0" office:value-type="string">
            <text:p>"Use 【←】 and 【→】 keys to swap page."</text:p>
          </table:table-cell>
          <table:table-cell table:number-columns-repeated="1020"/>
        </table:table-row>
        <table:table-row>
          <table:table-cell table:style-name="ce0" office:value-type="string">
            <text:p>"w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トルへ"</text:p>
          </table:table-cell>
          <table:table-cell table:style-name="ce0"/>
          <table:table-cell table:style-name="ce0"/>
          <table:table-cell table:style-name="ce0" office:value-type="string">
            <text:p>"To Title"</text:p>
          </table:table-cell>
          <table:table-cell table:number-columns-repeated="1020"/>
        </table:table-row>
        <table:table-row>
          <table:table-cell table:style-name="ce0" office:value-type="string">
            <text:p>"rb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Save#{file_index + 1}.rxdata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No such file or directory - 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ファイル #{filename} が見つかりません。"</text:p>
          </table:table-cell>
          <table:table-cell table:style-name="ce0"/>
          <table:table-cell table:style-name="ce0"/>
          <table:table-cell table:style-name="ce0" office:value-type="string">
            <text:p>"Couldn't locate file #{filename}."</text:p>
          </table:table-cell>
          <table:table-cell table:number-columns-repeated="1020"/>
        </table:table-row>
        <table:table-row>
          <table:table-cell table:style-name="ce0" office:value-type="string">
            <text:p>"C (Enter) : ON / OFF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← : -1   → : +1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 (Pageup) : -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 (Pagedown) : +10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表示中・・・しばらくお持ちください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スイッチ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変数 [%04d-%04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道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武器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防具 [%03d-%03d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その他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所持金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タイマー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左[前ページ]  右[次ページ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Ｌ[前の項目]  Ｒ[次の項目]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決定(C) : 直接入力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Lボタン : 最小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Rボタン : 最大値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-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+"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3:00+01:00</meta:creation-date>
    <dc:date>2020-02-14T11:53:0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